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style:style style:name="P180" style:parent-style-name="ListBullet" style:family="paragraph">
      <style:paragraph-properties fo:margin-left="0.25in" fo:text-indent="-0.25in">
        <style:tab-stops/>
      </style:paragraph-properties>
    </style:style>
    <style:style style:name="P181" style:parent-style-name="ListBullet" style:family="paragraph">
      <style:paragraph-properties fo:margin-left="0.25in" fo:text-indent="-0.25in">
        <style:tab-stops/>
      </style:paragraph-properties>
    </style:style>
    <style:style style:name="P182" style:parent-style-name="ListBullet" style:family="paragraph">
      <style:paragraph-properties fo:margin-left="0.25in" fo:text-indent="-0.25in">
        <style:tab-stops/>
      </style:paragraph-properties>
      <style:text-properties fo:font-weight="bold" style:font-weight-asian="bold"/>
    </style:style>
    <style:style style:name="P183" style:parent-style-name="ListBullet" style:family="paragraph">
      <style:paragraph-properties fo:margin-left="0.25in" fo:text-indent="-0.25in">
        <style:tab-stops/>
      </style:paragraph-properties>
    </style:style>
    <style:style style:name="T184" style:parent-style-name="DefaultParagraphFont" style:family="text">
      <style:text-properties fo:font-weight="bold" style:font-weight-asian="bold"/>
    </style:style>
    <style:style style:name="P185" style:parent-style-name="ListBullet" style:family="paragraph">
      <style:paragraph-properties fo:margin-left="0.25in" fo:text-indent="-0.25in">
        <style:tab-stops/>
      </style:paragraph-properties>
    </style:style>
    <style:style style:name="P186" style:parent-style-name="ListBullet" style:family="paragraph">
      <style:paragraph-properties fo:margin-left="0.25in" fo:text-indent="-0.25in">
        <style:tab-stops/>
      </style:paragraph-properties>
    </style:style>
    <style:style style:name="P187" style:parent-style-name="ListBullet" style:family="paragraph">
      <style:paragraph-properties fo:margin-left="0.25in" fo:text-indent="-0.25in">
        <style:tab-stops/>
      </style:paragraph-properties>
    </style:style>
    <style:style style:name="P188" style:parent-style-name="ListBullet" style:family="paragraph">
      <style:paragraph-properties fo:margin-left="0.25in" fo:text-indent="-0.25in">
        <style:tab-stops/>
      </style:paragraph-properties>
    </style:style>
    <style:style style:name="P189" style:parent-style-name="ListBullet" style:family="paragraph">
      <style:paragraph-properties fo:margin-left="0.25in" fo:text-indent="-0.25in">
        <style:tab-stops/>
      </style:paragraph-properties>
    </style:style>
    <style:style style:name="P190" style:parent-style-name="ListBullet" style:family="paragraph">
      <style:paragraph-properties fo:margin-left="0.25in" fo:text-indent="-0.25in">
        <style:tab-stops/>
      </style:paragraph-properties>
    </style:style>
    <style:style style:name="P191" style:parent-style-name="ListBullet" style:family="paragraph">
      <style:paragraph-properties fo:margin-left="0.25in" fo:text-indent="-0.25in">
        <style:tab-stops/>
      </style:paragraph-properties>
    </style:style>
    <style:style style:name="P192" style:parent-style-name="ListBullet" style:family="paragraph">
      <style:paragraph-properties fo:margin-left="0.25in" fo:text-indent="-0.25in">
        <style:tab-stops/>
      </style:paragraph-properties>
    </style:style>
    <style:style style:name="P193" style:parent-style-name="ListBullet" style:family="paragraph">
      <style:paragraph-properties fo:margin-left="0.25in" fo:text-indent="-0.25in">
        <style:tab-stops/>
      </style:paragraph-properties>
      <style:text-properties fo:font-weight="bold" style:font-weight-asian="bold"/>
    </style:style>
    <style:style style:name="P194" style:parent-style-name="ListBullet" style:family="paragraph"/>
    <style:style style:name="P195" style:parent-style-name="ListBullet" style:family="paragraph"/>
    <style:style style:name="P196" style:parent-style-name="ListBullet" style:family="paragraph"/>
    <style:style style:name="P197" style:parent-style-name="ListBullet" style:family="paragraph"/>
    <style:style style:name="P198" style:parent-style-name="ListBullet" style:family="paragraph"/>
    <style:style style:name="P199" style:parent-style-name="ListBullet" style:family="paragraph"/>
    <style:style style:name="P200" style:parent-style-name="ListBullet" style:family="paragraph"/>
    <style:style style:name="P201" style:parent-style-name="ListBullet" style:family="paragraph"/>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text:p text:style-name="P180"/>
      <text:p text:style-name="P181"/>
      <text:p text:style-name="P182">Tools</text:p>
      <text:p text:style-name="P183"><text:span text:style-name="T184"><text:s/></text:span></text:p>
      <text:p text:style-name="P185">What is an ide?<text:s/><text:a xlink:href="http://searchsoftwarequality.techtarget.com/definition/integrated-development-environment" office:target-frame-name="_top" xlink:show="replace"><text:span text:style-name="Hyperlink">http://searchsoftwarequality.techtarget.com/definition/integrated-development-environment</text:span></text:a><text:s/></text:p>
      <text:p text:style-name="P186">Eclipse main website<text:s/><text:a xlink:href="https://eclipse.org/" office:target-frame-name="_top" xlink:show="replace"><text:span text:style-name="Hyperlink">h</text:span><text:span text:style-name="Hyperlink">ttps://eclipse.org/</text:span></text:a><text:s/></text:p>
      <text:p text:style-name="P187">Jautodoc<text:s/><text:a xlink:href="http://jautodoc.sourceforge.net/" office:target-frame-name="_top" xlink:show="replace"><text:span text:style-name="Hyperlink">http://jautodoc.sourceforge.net/</text:span></text:a></text:p>
      <text:p text:style-name="P188">Maven<text:s/><text:a xlink:href="https://maven.apache.org/" office:target-frame-name="_top" xlink:show="replace"><text:span text:style-name="Hyperlink">https://maven.apache.org/</text:span></text:a><text:s/></text:p>
      <text:p text:style-name="P189"><text:s text:c="2"/>Version control<text:s/><text:a xlink:href="http://oss-watch.ac.uk/resources/versioncontrol" office:target-frame-name="_top" xlink:show="replace"><text:span text:style-name="Hyperlink">http://oss-watch.ac.uk/resources/versioncontrol</text:span></text:a><text:s/></text:p>
      <text:p text:style-name="P190"/>
      <text:p text:style-name="P191">Mockito<text:s/><text:a xlink:href="http://www.vogella.com/tutorials/Mockito/article.html" office:target-frame-name="_top" xlink:show="replace"><text:span text:style-name="Hyperlink">http://www.vogella.com/tutorials/Mockito/article.html</text:span></text:a><text:s/></text:p>
      <text:p text:style-name="P192"/>
      <text:p text:style-name="P193">Design</text:p>
      <text:p text:style-name="P194">Reasons to not use a design pattern<text:s/><text:a xlink:href="https://blog.inf.ed.ac.uk/sapm/2014/03/12/we-do-not-need-design-pattern-we-need-the-concept/" office:target-frame-name="_top" xlink:show="replace"><text:span text:style-name="Hyperlink">https://blog.inf.ed.ac.uk/sapm/2014/03/12/we-do-not-need-design-pattern-we-need-the-concept/</text:span></text:a><text:s/></text:p>
      <text:p text:style-name="P195"/>
      <text:p text:style-name="P196">Arraylist feature<text:s/><text:a xlink:href="http://javahungry.blogspot.com/2015/03/difference-between-array-and-arraylist-in-java-example.html" office:target-frame-name="_top" xlink:show="replace"><text:span text:style-name="Hyperlink">http://javahungry.blogspot.com/2015/03/difference-between-array-and-arraylist-in-java-example.html</text:span></text:a><text:s/></text:p>
      <text:p text:style-name="P197"/>
      <text:soft-page-break/>
      <text:p text:style-name="P198">Hashmaps<text:s/><text:a xlink:href="https://www.javatpoint.com/java-hashmap" office:target-frame-name="_top" xlink:show="replace"><text:span text:style-name="Hyperlink">https://www.javatpoint.com/java-hashmap</text:span></text:a><text:s/></text:p>
      <text:p text:style-name="P199"><text:a xlink:href="http://javahungry.blogspot.com/2014/03/hashmap-vs-hashtable-difference-with-example-java-interview-questions.html" office:target-frame-name="_top" xlink:show="replace"><text:span text:style-name="Hyperlink">http://javahungry.blogspot.com/2014/03/hashmap-vs-hashtable-difference-with-example-java-interview-questions.html</text:span></text:a><text:s/></text:p>
      <text:p text:style-name="P200"/>
      <text:p text:style-name="P201">encapsulation<text:s/><text:a xlink:href="https://www.tutorialspoint.com/java/java_encapsulation.htm" office:target-frame-name="_top" xlink:show="replace"><text:span text:style-name="Hyperlink">https://www.tutorialspoint.com/java/java_encapsulation.htm</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5T16:47:00Z</dc:date>
    <meta:template xlink:href="Normal" xlink:type="simple"/>
    <meta:editing-cycles>119</meta:editing-cycles>
    <meta:editing-duration>PT0S</meta:editing-duration>
    <meta:document-statistic meta:page-count="7" meta:paragraph-count="29" meta:word-count="2231" meta:character-count="14919" meta:row-count="105" meta:non-whitespace-character-count="12717"/>
  </office:meta>
</office:document-meta>
</file>